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1.19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1cm" svg:stroke-color="#25c0d5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4pt" style:font-size-asian="34pt" style:font-size-complex="34pt"/>
    </style:style>
    <style:style style:name="P3" style:family="paragraph">
      <loext:graphic-properties draw:fill="none"/>
      <style:text-properties fo:font-size="25pt" style:font-size-asian="25pt" style:font-size-complex="2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7pt" style:font-size-asian="17pt" style:font-size-complex="17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51c3a" style:font-name="Liberation Sans1" fo:font-size="34pt" fo:font-weight="bold" style:font-size-asian="34pt" style:font-name-complex="Liberation Sans1" style:font-size-complex="34pt" style:font-weight-complex="bold"/>
    </style:style>
    <style:style style:name="T2" style:family="text">
      <style:text-properties fo:color="#151c3a" style:font-name="Liberation Sans1" fo:font-size="25pt" fo:font-weight="bold" style:font-size-asian="25pt" style:font-name-complex="Liberation Sans1" style:font-size-complex="25pt" style:font-weight-complex="bold"/>
    </style:style>
    <style:style style:name="T3" style:family="text">
      <style:text-properties fo:color="#125f6a" style:font-name="Liberation Sans1" fo:font-size="12pt" style:font-size-asian="12pt" style:font-name-complex="Liberation Sans1" style:font-size-complex="12pt"/>
    </style:style>
    <style:style style:name="T4" style:family="text">
      <style:text-properties fo:color="#25c0d5" style:font-name="Liberation Sans1" fo:font-size="12pt" style:font-size-asian="12pt" style:font-name-complex="Liberation Sans1" style:font-size-complex="12pt"/>
    </style:style>
    <style:style style:name="T5" style:family="text">
      <style:text-properties fo:color="#151c3a" style:font-name="Liberation Sans1" fo:font-size="17pt" style:font-size-asian="17pt" style:font-name-complex="Liberation Sans1" style:font-size-complex="17pt"/>
    </style:style>
    <style:style style:name="T6" style:family="text">
      <style:text-properties fo:color="#595959" style:font-name="Liberation Sans1" fo:font-size="11pt" style:font-size-asian="11pt" style:font-name-complex="Liberation Sans1" style:font-size-complex="11pt"/>
    </style:style>
    <style:style style:name="T7" style:family="text">
      <style:text-properties fo:color="#151c3a" style:font-name="Liberation Sans1" fo:font-size="12pt" style:font-size-asian="12pt" style:font-name-complex="Liberation Sans1" style:font-size-complex="12pt"/>
    </style:style>
    <style:style style:name="T8" style:family="text">
      <style:text-properties fo:color="#595959" style:font-name="OpenSymbol" fo:font-size="11pt" style:font-size-asian="11pt" style:font-name-complex="OpenSymbol" style:font-size-complex="11pt"/>
    </style:style>
    <style:style style:name="T9" style:family="text">
      <style:text-properties fo:color="#595959" style:font-name="Liberation Sans1" fo:font-size="9pt" fo:font-style="italic" style:font-size-asian="9pt" style:font-name-complex="Liberation Sans1" style:font-size-complex="9pt" style:font-style-complex="italic"/>
    </style:style>
    <style:style style:name="T10" style:family="text">
      <style:text-properties fo:color="#125f6a" style:font-name="OpenSymbol" fo:font-size="11pt" style:font-size-asian="11pt" style:font-name-complex="OpenSymbol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98cm" svg:height="1.339cm" svg:x="2.417cm" svg:y="2.455cm">
          <draw:text-box>
            <text:p text:style-name="P1"><text:span text:style-name="T1">[</text:span></text:p>
          </draw:text-box>
        </draw:frame>
        <draw:frame draw:style-name="gr2" draw:text-style-name="P3" draw:layer="layout" svg:width="7.101cm" svg:height="0.983cm" svg:x="2.819cm" svg:y="2.743cm">
          <draw:text-box>
            <text:p text:style-name="P1"><text:span text:style-name="T2">Alonso Gutierrez</text:span></text:p>
          </draw:text-box>
        </draw:frame>
        <draw:frame draw:style-name="gr1" draw:text-style-name="P2" draw:layer="layout" svg:width="1.198cm" svg:height="1.339cm" svg:x="9.924cm" svg:y="2.455cm">
          <draw:text-box>
            <text:p text:style-name="P1"><text:span text:style-name="T1">]</text:span></text:p>
          </draw:text-box>
        </draw:frame>
        <draw:line draw:style-name="gr3" draw:text-style-name="P4" draw:layer="layout" svg:x1="8.84cm" svg:y1="4.507cm" svg:x2="12.114cm" svg:y2="4.507cm">
          <text:p/>
        </draw:line>
        <draw:line draw:style-name="gr3" draw:text-style-name="P4" draw:layer="layout" svg:x1="12.456cm" svg:y1="4.507cm" svg:x2="19.099cm" svg:y2="4.507cm">
          <text:p/>
        </draw:line>
        <draw:frame draw:style-name="gr4" draw:text-style-name="P5" draw:layer="layout" svg:width="16.753cm" svg:height="0.475cm" svg:x="2.417cm" svg:y="4.089cm">
          <draw:text-box>
            <text:p text:style-name="P1"><text:span text:style-name="T3">Orlando, FL | +1 (954) 513-9734 | </text:span><text:span text:style-name="T4">redhoodtech.com</text:span><text:span text:style-name="T3"> | </text:span><text:span text:style-name="T4">alonsogutierrez94@knights.ucf.edu</text:span></text:p>
          </draw:text-box>
        </draw:frame>
        <draw:line draw:style-name="gr3" draw:text-style-name="P4" draw:layer="layout" svg:x1="2.645cm" svg:y1="4.994cm" svg:x2="3.894cm" svg:y2="4.994cm">
          <text:p/>
        </draw:line>
        <draw:line draw:style-name="gr3" draw:text-style-name="P4" draw:layer="layout" svg:x1="4.236cm" svg:y1="4.994cm" svg:x2="5.813cm" svg:y2="4.994cm">
          <text:p/>
        </draw:line>
        <draw:frame draw:style-name="gr4" draw:text-style-name="P5" draw:layer="layout" svg:width="3.414cm" svg:height="0.475cm" svg:x="2.417cm" svg:y="4.576cm">
          <draw:text-box>
            <text:p text:style-name="P1"><text:span text:style-name="T3">| </text:span><text:span text:style-name="T4">Github</text:span><text:span text:style-name="T3"> | </text:span><text:span text:style-name="T4">Linkedin</text:span></text:p>
          </draw:text-box>
        </draw:frame>
        <draw:frame draw:style-name="gr5" draw:text-style-name="P6" draw:layer="layout" svg:width="4.155cm" svg:height="0.674cm" svg:x="2.417cm" svg:y="5.323cm">
          <draw:text-box>
            <text:p text:style-name="P1"><text:span text:style-name="T5">Technical Skills</text:span></text:p>
          </draw:text-box>
        </draw:frame>
        <draw:frame draw:style-name="gr6" draw:text-style-name="P7" draw:layer="layout" svg:width="15.839cm" svg:height="0.433cm" svg:x="2.417cm" svg:y="6.259cm">
          <draw:text-box>
            <text:p text:style-name="P1"><text:span text:style-name="T6">Languages: Python 2.7/3.6, R, Sqlite, SQL, NoSQL, Git, JavaScript, HTML/CSS/XML/JSON</text:span></text:p>
          </draw:text-box>
        </draw:frame>
        <draw:frame draw:style-name="gr6" draw:text-style-name="P7" draw:layer="layout" svg:width="14.637cm" svg:height="0.433cm" svg:x="2.417cm" svg:y="6.703cm">
          <draw:text-box>
            <text:p text:style-name="P1"><text:span text:style-name="T6">Frameworks/Libraries: : Pandas, Numpy, Sklearn, Matplotlib, Zipline, d3.js, dimple.js.</text:span></text:p>
          </draw:text-box>
        </draw:frame>
        <draw:frame draw:style-name="gr6" draw:text-style-name="P7" draw:layer="layout" svg:width="15.729cm" svg:height="0.433cm" svg:x="2.417cm" svg:y="7.151cm">
          <draw:text-box>
            <text:p text:style-name="P1"><text:span text:style-name="T6">Other: RStudio, GitHub, Jupyter Notebook, Quantopian, MongoDB, Google Cloud Platform.</text:span></text:p>
          </draw:text-box>
        </draw:frame>
        <draw:frame draw:style-name="gr5" draw:text-style-name="P6" draw:layer="layout" svg:width="5.048cm" svg:height="0.674cm" svg:x="2.417cm" svg:y="7.859cm">
          <draw:text-box>
            <text:p text:style-name="P1"><text:span text:style-name="T5">Project Experience</text:span></text:p>
          </draw:text-box>
        </draw:frame>
        <draw:frame draw:style-name="gr4" draw:text-style-name="P5" draw:layer="layout" svg:width="6.284cm" svg:height="0.475cm" svg:x="2.417cm" svg:y="8.795cm">
          <draw:text-box>
            <text:p text:style-name="P1"><text:span text:style-name="T7">[Data Wrangling OpenStreetMap]</text:span></text:p>
          </draw:text-box>
        </draw:frame>
        <draw:line draw:style-name="gr3" draw:text-style-name="P4" draw:layer="layout" svg:x1="15.589cm" svg:y1="9.213cm" svg:x2="16.365cm" svg:y2="9.213cm">
          <text:p/>
        </draw:line>
        <draw:frame draw:style-name="gr4" draw:text-style-name="P5" draw:layer="layout" svg:width="3.974cm" svg:height="0.475cm" svg:x="15.117cm" svg:y="8.795cm">
          <draw:text-box>
            <text:p text:style-name="P1"><text:span text:style-name="T7"><text:s text:c="3"/></text:span><text:span text:style-name="T7">[</text:span><text:span text:style-name="T4">Link</text:span><text:span text:style-name="T7">] [March 2017]</text:span></text:p>
          </draw:text-box>
        </draw:frame>
        <draw:frame draw:style-name="gr6" draw:text-style-name="P7" draw:layer="layout" svg:width="0.387cm" svg:height="0.387cm" svg:x="2.417cm" svg:y="9.618cm">
          <draw:text-box>
            <text:p text:style-name="P1"><text:span text:style-name="T8">•</text:span></text:p>
          </draw:text-box>
        </draw:frame>
        <draw:frame draw:style-name="gr6" draw:text-style-name="P7" draw:layer="layout" svg:width="14.641cm" svg:height="0.433cm" svg:x="3.052cm" svg:y="9.536cm">
          <draw:text-box>
            <text:p text:style-name="P1"><text:span text:style-name="T6">Cleaning and processing of OSM data with Python 2.7’s xml.etree, sqlite3 and regex </text:span></text:p>
          </draw:text-box>
        </draw:frame>
        <draw:frame draw:style-name="gr6" draw:text-style-name="P7" draw:layer="layout" svg:width="1.581cm" svg:height="0.433cm" svg:x="3.052cm" svg:y="9.981cm">
          <draw:text-box>
            <text:p text:style-name="P1"><text:span text:style-name="T6">modules.</text:span></text:p>
          </draw:text-box>
        </draw:frame>
        <draw:frame draw:style-name="gr6" draw:text-style-name="P7" draw:layer="layout" svg:width="0.387cm" svg:height="0.387cm" svg:x="2.417cm" svg:y="10.511cm">
          <draw:text-box>
            <text:p text:style-name="P1"><text:span text:style-name="T8">•</text:span></text:p>
          </draw:text-box>
        </draw:frame>
        <draw:frame draw:style-name="gr6" draw:text-style-name="P7" draw:layer="layout" svg:width="15.238cm" svg:height="0.433cm" svg:x="3.052cm" svg:y="10.429cm">
          <draw:text-box>
            <text:p text:style-name="P1"><text:span text:style-name="T6">Deploying custom terminal interface to ease transition of top elements in data from XML </text:span></text:p>
          </draw:text-box>
        </draw:frame>
        <draw:frame draw:style-name="gr6" draw:text-style-name="P7" draw:layer="layout" svg:width="6.636cm" svg:height="0.433cm" svg:x="3.052cm" svg:y="10.873cm">
          <draw:text-box>
            <text:p text:style-name="P1"><text:span text:style-name="T6">format to an sqlite3 protocol database.</text:span></text:p>
          </draw:text-box>
        </draw:frame>
        <draw:frame draw:style-name="gr4" draw:text-style-name="P5" draw:layer="layout" svg:width="9.027cm" svg:height="0.475cm" svg:x="2.417cm" svg:y="11.603cm">
          <draw:text-box>
            <text:p text:style-name="P1"><text:span text:style-name="T7">[ML-Language Processing Enron Debacle Data]</text:span></text:p>
          </draw:text-box>
        </draw:frame>
        <draw:line draw:style-name="gr3" draw:text-style-name="P4" draw:layer="layout" svg:x1="16.174cm" svg:y1="12.021cm" svg:x2="16.95cm" svg:y2="12.021cm">
          <text:p/>
        </draw:line>
        <draw:frame draw:style-name="gr4" draw:text-style-name="P5" draw:layer="layout" svg:width="4.071cm" svg:height="0.475cm" svg:x="15.117cm" svg:y="11.603cm">
          <draw:text-box>
            <text:p text:style-name="P1"><text:span text:style-name="T7"><text:s text:c="8"/></text:span><text:span text:style-name="T7">[</text:span><text:span text:style-name="T4">Link</text:span><text:span text:style-name="T7">][May 2017]</text:span></text:p>
          </draw:text-box>
        </draw:frame>
        <draw:frame draw:style-name="gr6" draw:text-style-name="P7" draw:layer="layout" svg:width="0.387cm" svg:height="0.387cm" svg:x="2.417cm" svg:y="12.525cm">
          <draw:text-box>
            <text:p text:style-name="P1"><text:span text:style-name="T8">•</text:span></text:p>
          </draw:text-box>
        </draw:frame>
        <draw:frame draw:style-name="gr6" draw:text-style-name="P7" draw:layer="layout" svg:width="15.538cm" svg:height="0.433cm" svg:x="3.052cm" svg:y="12.443cm">
          <draw:text-box>
            <text:p text:style-name="P1"><text:span text:style-name="T6">Interpretation of the Enron scandal based on the companies' email data dumps publicized </text:span></text:p>
          </draw:text-box>
        </draw:frame>
        <draw:frame draw:style-name="gr6" draw:text-style-name="P7" draw:layer="layout" svg:width="5.4cm" svg:height="0.433cm" svg:x="3.052cm" svg:y="12.888cm">
          <draw:text-box>
            <text:p text:style-name="P1"><text:span text:style-name="T6">after the commercial-titan’s fall.</text:span></text:p>
          </draw:text-box>
        </draw:frame>
        <draw:frame draw:style-name="gr6" draw:text-style-name="P7" draw:layer="layout" svg:width="0.387cm" svg:height="0.387cm" svg:x="2.417cm" svg:y="13.418cm">
          <draw:text-box>
            <text:p text:style-name="P1"><text:span text:style-name="T8">•</text:span></text:p>
          </draw:text-box>
        </draw:frame>
        <draw:frame draw:style-name="gr6" draw:text-style-name="P7" draw:layer="layout" svg:width="15.416cm" svg:height="0.433cm" svg:x="3.052cm" svg:y="13.336cm">
          <draw:text-box>
            <text:p text:style-name="P1"><text:span text:style-name="T6">Utilizing Python 2.7’s natural language toolkit (nltk) module, along with tf-idf technique for </text:span></text:p>
          </draw:text-box>
        </draw:frame>
        <draw:frame draw:style-name="gr6" draw:text-style-name="P7" draw:layer="layout" svg:width="4.676cm" svg:height="0.433cm" svg:x="3.052cm" svg:y="13.78cm">
          <draw:text-box>
            <text:p text:style-name="P1"><text:span text:style-name="T6">vocabulary pre-processing.</text:span></text:p>
          </draw:text-box>
        </draw:frame>
        <draw:frame draw:style-name="gr6" draw:text-style-name="P7" draw:layer="layout" svg:width="0.387cm" svg:height="0.387cm" svg:x="2.417cm" svg:y="14.31cm">
          <draw:text-box>
            <text:p text:style-name="P1"><text:span text:style-name="T8">•</text:span></text:p>
          </draw:text-box>
        </draw:frame>
        <draw:frame draw:style-name="gr6" draw:text-style-name="P7" draw:layer="layout" svg:width="14.984cm" svg:height="0.433cm" svg:x="3.052cm" svg:y="14.228cm">
          <draw:text-box>
            <text:p text:style-name="P1"><text:span text:style-name="T6">Enhanced search ML classifier algorithms for machine learning, along with the primary </text:span></text:p>
          </draw:text-box>
        </draw:frame>
        <draw:frame draw:style-name="gr6" draw:text-style-name="P7" draw:layer="layout" svg:width="14.552cm" svg:height="0.433cm" svg:x="3.052cm" svg:y="14.673cm">
          <draw:text-box>
            <text:p text:style-name="P1"><text:span text:style-name="T6">component analysis, stratified data shuffling, grid-searching and score-based model-</text:span></text:p>
          </draw:text-box>
        </draw:frame>
        <draw:frame draw:style-name="gr6" draw:text-style-name="P7" draw:layer="layout" svg:width="1.645cm" svg:height="0.433cm" svg:x="3.052cm" svg:y="15.121cm">
          <draw:text-box>
            <text:p text:style-name="P1"><text:span text:style-name="T6">selection.</text:span></text:p>
          </draw:text-box>
        </draw:frame>
        <draw:frame draw:style-name="gr4" draw:text-style-name="P5" draw:layer="layout" svg:width="5.62cm" svg:height="0.475cm" svg:x="2.417cm" svg:y="16.013cm">
          <draw:text-box>
            <text:p text:style-name="P1"><text:span text:style-name="T7">[Analysis with R and Rstudio ]</text:span></text:p>
          </draw:text-box>
        </draw:frame>
        <draw:frame draw:style-name="gr4" draw:text-style-name="P5" draw:layer="layout" svg:width="0.95cm" svg:height="0.475cm" svg:x="11.307cm" svg:y="16.013cm">
          <draw:text-box>
            <text:p text:style-name="P1"><text:span text:style-name="T7"><text:s text:c="8"/></text:span></text:p>
          </draw:text-box>
        </draw:frame>
        <draw:line draw:style-name="gr3" draw:text-style-name="P4" draw:layer="layout" svg:x1="16.174cm" svg:y1="16.431cm" svg:x2="16.95cm" svg:y2="16.431cm">
          <text:p/>
        </draw:line>
        <draw:frame draw:style-name="gr4" draw:text-style-name="P5" draw:layer="layout" svg:width="4.071cm" svg:height="0.475cm" svg:x="15.117cm" svg:y="16.013cm">
          <draw:text-box>
            <text:p text:style-name="P1"><text:span text:style-name="T7"><text:s text:c="8"/></text:span><text:span text:style-name="T7">[</text:span><text:span text:style-name="T4">Link</text:span><text:span text:style-name="T7">][May 2017]</text:span></text:p>
          </draw:text-box>
        </draw:frame>
        <draw:frame draw:style-name="gr6" draw:text-style-name="P7" draw:layer="layout" svg:width="0.387cm" svg:height="0.387cm" svg:x="2.417cm" svg:y="17.027cm">
          <draw:text-box>
            <text:p text:style-name="P1"><text:span text:style-name="T8">•</text:span></text:p>
          </draw:text-box>
        </draw:frame>
        <draw:frame draw:style-name="gr6" draw:text-style-name="P7" draw:layer="layout" svg:width="13.489cm" svg:height="0.433cm" svg:x="3.052cm" svg:y="16.945cm">
          <draw:text-box>
            <text:p text:style-name="P1"><text:span text:style-name="T6">Auditing and cleaning of bank loan data for exploratory purposes in loan fraud.</text:span></text:p>
          </draw:text-box>
        </draw:frame>
        <draw:frame draw:style-name="gr6" draw:text-style-name="P7" draw:layer="layout" svg:width="0.387cm" svg:height="0.387cm" svg:x="2.417cm" svg:y="17.475cm">
          <draw:text-box>
            <text:p text:style-name="P1"><text:span text:style-name="T8">•</text:span></text:p>
          </draw:text-box>
        </draw:frame>
        <draw:frame draw:style-name="gr6" draw:text-style-name="P7" draw:layer="layout" svg:width="16.178cm" svg:height="0.433cm" svg:x="3.052cm" svg:y="17.393cm">
          <draw:text-box>
            <text:p text:style-name="P1"><text:span text:style-name="T6">Use of R and Rstudio for descriptive visualizations and simple statistics of this data’s features.</text:span></text:p>
          </draw:text-box>
        </draw:frame>
        <draw:frame draw:style-name="gr6" draw:text-style-name="P7" draw:layer="layout" svg:width="0.387cm" svg:height="0.433cm" svg:x="2.417cm" svg:y="18.285cm">
          <draw:text-box>
            <text:p text:style-name="P1"><text:span text:style-name="T6">*</text:span></text:p>
          </draw:text-box>
        </draw:frame>
        <draw:frame draw:style-name="gr7" draw:text-style-name="P8" draw:layer="layout" svg:width="7.021cm" svg:height="0.357cm" svg:x="2.568cm" svg:y="18.349cm">
          <draw:text-box>
            <text:p text:style-name="P1"><text:span text:style-name="T9">More projects are available to preview on my site.</text:span></text:p>
          </draw:text-box>
        </draw:frame>
        <draw:frame draw:style-name="gr5" draw:text-style-name="P6" draw:layer="layout" svg:width="2.677cm" svg:height="0.674cm" svg:x="2.417cm" svg:y="19.304cm">
          <draw:text-box>
            <text:p text:style-name="P1"><text:span text:style-name="T5">Education</text:span></text:p>
          </draw:text-box>
        </draw:frame>
        <draw:frame draw:style-name="gr6" draw:text-style-name="P7" draw:layer="layout" svg:width="0.387cm" svg:height="0.387cm" svg:x="2.417cm" svg:y="20.42cm">
          <draw:text-box>
            <text:p text:style-name="P1"><text:span text:style-name="T10"></text:span></text:p>
          </draw:text-box>
        </draw:frame>
        <draw:frame draw:style-name="gr6" draw:text-style-name="P7" draw:layer="layout" svg:width="5.996cm" svg:height="0.433cm" svg:x="3.052cm" svg:y="20.338cm">
          <draw:text-box>
            <text:p text:style-name="P1"><text:span text:style-name="T6">Bachelor’s in Mathematics at UCF </text:span></text:p>
          </draw:text-box>
        </draw:frame>
        <draw:frame draw:style-name="gr6" draw:text-style-name="P7" draw:layer="layout" svg:width="9.159cm" svg:height="0.433cm" svg:x="10.037cm" svg:y="20.338cm">
          <draw:text-box>
            <text:p text:style-name="P1"><text:span text:style-name="T6"><text:s text:c="28"/></text:span><text:span text:style-name="T6">BS | August 2019 – 2021 (ongoing)</text:span></text:p>
          </draw:text-box>
        </draw:frame>
        <draw:frame draw:style-name="gr6" draw:text-style-name="P7" draw:layer="layout" svg:width="0.387cm" svg:height="0.387cm" svg:x="2.417cm" svg:y="20.999cm">
          <draw:text-box>
            <text:p text:style-name="P1"><text:span text:style-name="T10"></text:span></text:p>
          </draw:text-box>
        </draw:frame>
        <draw:frame draw:style-name="gr6" draw:text-style-name="P7" draw:layer="layout" svg:width="16.135cm" svg:height="0.433cm" svg:x="3.052cm" svg:y="20.917cm">
          <draw:text-box>
            <text:p text:style-name="P1"><text:span text:style-name="T6">Data Analyst Nanodegree at Udacity <text:s text:c="10"/>Online Certification | June 2017 – December 2017</text:span></text:p>
          </draw:text-box>
        </draw:frame>
        <draw:frame draw:style-name="gr6" draw:text-style-name="P7" draw:layer="layout" svg:width="0.387cm" svg:height="0.387cm" svg:x="2.417cm" svg:y="21.578cm">
          <draw:text-box>
            <text:p text:style-name="P1"><text:span text:style-name="T10"></text:span></text:p>
          </draw:text-box>
        </draw:frame>
        <draw:frame draw:style-name="gr6" draw:text-style-name="P7" draw:layer="layout" svg:width="16.076cm" svg:height="0.433cm" svg:x="3.052cm" svg:y="21.495cm">
          <draw:text-box>
            <text:p text:style-name="P1"><text:span text:style-name="T6">Associates in Arts at FIU <text:s text:c="67"/>AA | August 2012 – 2014</text:span></text:p>
          </draw:text-box>
        </draw:frame>
        <draw:frame draw:style-name="gr5" draw:text-style-name="P6" draw:layer="layout" svg:width="4.578cm" svg:height="0.674cm" svg:x="2.417cm" svg:y="22.927cm">
          <draw:text-box>
            <text:p text:style-name="P1"><text:span text:style-name="T5">Work Experience</text:span></text:p>
          </draw:text-box>
        </draw:frame>
        <draw:frame draw:style-name="gr6" draw:text-style-name="P7" draw:layer="layout" svg:width="0.387cm" svg:height="0.387cm" svg:x="2.417cm" svg:y="24.044cm">
          <draw:text-box>
            <text:p text:style-name="P1"><text:span text:style-name="T8">•</text:span></text:p>
          </draw:text-box>
        </draw:frame>
        <draw:frame draw:style-name="gr6" draw:text-style-name="P7" draw:layer="layout" svg:width="4.286cm" svg:height="0.433cm" svg:x="3.052cm" svg:y="23.961cm">
          <draw:text-box>
            <text:p text:style-name="P1"><text:span text:style-name="T6">Data Analyst Freelancer </text:span></text:p>
          </draw:text-box>
        </draw:frame>
        <draw:frame draw:style-name="gr6" draw:text-style-name="P7" draw:layer="layout" svg:width="1.344cm" svg:height="0.433cm" svg:x="17.657cm" svg:y="23.961cm">
          <draw:text-box>
            <text:p text:style-name="P1"><text:span text:style-name="T6">Present</text:span></text:p>
          </draw:text-box>
        </draw:frame>
        <draw:frame draw:style-name="gr6" draw:text-style-name="P7" draw:layer="layout" svg:width="0.387cm" svg:height="0.387cm" svg:x="2.417cm" svg:y="24.622cm">
          <draw:text-box>
            <text:p text:style-name="P1"><text:span text:style-name="T8">•</text:span></text:p>
          </draw:text-box>
        </draw:frame>
        <draw:frame draw:style-name="gr6" draw:text-style-name="P7" draw:layer="layout" svg:width="16.131cm" svg:height="0.433cm" svg:x="3.052cm" svg:y="24.54cm">
          <draw:text-box>
            <text:p text:style-name="P1"><text:span text:style-name="T6">Surgery Scope Technician <text:s text:c="7"/>Proendoscopy, LLC., Sunrise FL, U.S. | December 2015-20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4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19T10:07:51.387639385</dc:date>
    <meta:editing-duration>PT8S</meta:editing-duration>
    <meta:editing-cycles>1</meta:editing-cycles>
    <meta:document-statistic meta:object-count="60"/>
    <meta:generator>LibreOffice/6.0.7.3$Linux_X86_64 LibreOffice_project/00m0$Build-3</meta:generator>
  </office:meta>
</office:document-meta>
</file>